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lumetric Interactive Light-Field Explorer</text:p>
      <text:p text:style-name="P1">Animagin LLC<text:line-break/>Shawn Slater</text:p>
      <text:p text:style-name="Standard"/>
      <text:p text:style-name="Standard"/>
      <text:p text:style-name="Standard"><text:span text:style-name="T1">Abstract:</text:span><text:line-break/></text:p>
      <text:p text:style-name="Standard"><text:tab/>This document covers the Volumetric Interactive Light-Field Explorer (VILE) application for the Mozilla Ignite funding project in Eugene, Oregon.<text:line-break/></text:p>
      <text:p text:style-name="Standard"/>
      <text:p text:style-name="Standard"><text:span text:style-name="T1">Purpose:</text:span><text:line-break/></text:p>
      <text:p text:style-name="Standard"><text:tab/>The purpose of this project was to demonstrate real-time interactive exploration of environments, both real and rendered. </text:p>
      <text:p text:style-name="Standard"/>
      <text:p text:style-name="Standard"/>
      <text:p text:style-name="P2">Background:</text:p>
      <text:p text:style-name="Standard"/>
      <text:p text:style-name="Standard"><text:tab/>Current real-time rendering applications lack the ability to render photo-realistic images due to the limitations of current off-the-shelf hardware. One way to overcome the limits of meeting the computational complexities of photo-realistic real-time rendering requires a substantial amount of data. The amount of data can become so vast that it is not satisfactory to have the end user be accountable to store it on the client-side. To overcome this obstacle, we would need to store the data on a server, however, streaming the data would require an internet infrastructure not currently commonly implemented. Since our area has gigabit internet allowing for transfer speeds of data not available to the average consumer before, we are able to implement this application on low-end systems.</text:p>
      <text:p text:style-name="Standard"/>
      <text:p text:style-name="Standard"/>
      <text:p text:style-name="P2">Data Creation:</text:p>
      <text:p text:style-name="Standard"/>
      <text:p text:style-name="Standard"><text:tab/>Data creation can be done in two ways. We can render complex imaginary scenes using high-end hardware and software which would allow us to create interactive experiences for multimedia usage such as gaming and story telling. This can be done by rendering scenes in 3D modeling applications such as Maya to export the rendered texture along with the associated depth maps at 24 bits per pixel. </text:p>
      <text:p text:style-name="Standard"/>
      <text:p text:style-name="Standard"><text:tab/>The second creation method would require taking samples on site utilizing a camera system with accurate depth sensing technology. For our project, we used the ZED Stereo Camera which has the ability to export texture and depth data.<text:line-break/><text:line-break/><text:tab/>For either data creation option, a statically defined set of points must be selected in the asset acquisition location. In our test data, we selected a space of 1x1x2 meters with 0.25m spacings for the <text:span text:style-name="T1">x</text:span>, <text:span text:style-name="T1">y</text:span>, and <text:span text:style-name="T1">z</text:span> axis which came out to 125 positions. Rendering is completed on iteration using a 3 dimensional for-loop with 6 rendering states of 90 degree face rotations (Up, Down, Left, Right, Front, and Back) in the inner-most loop. The data is then exported using JPG compression on per iteration resulting in 6 sets of 512x512 pixel reference faces along with their corresponding depth maps (cube maps with depth data). Combining the texture and depth data into one “node” file allows for better <text:soft-page-break/>compression at an average of under 800 KB per node. In perspective, one square kilometer on the x and z axis (y-up) would require just under 3 TB of storage space. Adding t time ticks of course multiplies the storage space by t. 30 animation ticks per second equates to 90 TB of storage for one second. This can be reduced by interpolation but we can quickly see why it is insufficient to require the client to be responsible for storage.</text:p>
      <text:p text:style-name="Standard"/>
      <text:p text:style-name="Standard"/>
      <text:p text:style-name="Standard"><text:span text:style-name="T1">System:</text:span><text:line-break/></text:p>
      <text:p text:style-name="Standard"><text:tab/>The system is implemented in the Unity 3D game engine by requesting a session to load from the server where the session and node information is listed. The session file (Session.dat) stores information regarding the session to be viewed such as spacings for the node, camera properties, node location matrix, bounds, etc. The client is then placed in a starting position and the application manager queries the user location to request new nodes when required in advance to not break to immersive experience. As nodes are loaded in, the data is un-projected from the image data camera space to world space coordinates. Nine data point collections exist; Eight points each receiving image data for its corresponding node on cubic vertex positioning. This makes the next step easier to compute due to equal positioning which we can reference from a 3D node reference matrix though it is not required.</text:p>
      <text:p text:style-name="Standard"/>
      <text:p text:style-name="Standard"><text:tab/>Since the data has been acquired by projecting 3D space data onto 2D camera space and then back again, we are bound by fixed positioning of the reference data. In order for us to be able to move freely and have the ability to move our primary camera around the scene, we will need a way to blend data. The chosen method for this was to project again) each of 8 positions from their current positioning in relation to the primary camera by using trilinear interpolation. One last issue that we needed to overcome was filling holes left by artifacts of the trilinear interpolation. We now have our final image.</text:p>
      <text:p text:style-name="Standard"/>
      <text:p text:style-name="Standard"/>
      <text:p text:style-name="P2">Problems:</text:p>
      <text:p text:style-name="Standard"/>
      <text:p text:style-name="Standard"><text:tab/>The primary problem we have to deal with is optimization at this point. Decoding the image data takes time and multi-threading can alleviate much of the blocking conducted on the primary thread which hampers the frame rates of the application on node loading. Setting up a ringed system helps to reduce the overall data being utilized at once on the client side and allows enough time for the decoding to be accomplished before the client needs to use new node data for interpolations.</text:p>
      <text:p text:style-name="Standard"/>
      <text:p text:style-name="Standard"><text:tab/>Acquiring data from a real-world area seemed to be tricky as depth sensing cameras are still in their infancy. Proper lighting is required as well as the reduction of glossy surfaces. There appears to be a required sweet spot for current generation cameras. We can still create the node data though holes would exist which would require larger rings to be enabled to collect more usable data points from. </text:p>
      <text:p text:style-name="Standard"/>
      <text:p text:style-name="Standard"/>
      <text:p text:style-name="P2">Future Work:</text:p>
      <text:p text:style-name="Standard"/>
      <text:p text:style-name="Standard"><text:tab/>We are now able to create and store large sums of realistic data though rendering realistic data for multimedia usage can be done, it is so computationally expensive that we are utilizing rendering farms to do it. As systems become more powerful, we can move from static storage to real-time global node rendering for multiple users in a session from a rendering server farm streamed out to clients enabling for a dynamic and unscripted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17T21:43:15.60</meta:creation-date>
    <dc:date>2018-07-17T23:45:04.17</dc:date>
    <meta:editing-duration>PT2H1M4S</meta:editing-duration>
    <meta:editing-cycles>94</meta:editing-cycles>
    <meta:generator>OpenOffice/4.1.5$Win32 OpenOffice.org_project/415m1$Build-9789</meta:generator>
    <meta:document-statistic meta:table-count="0" meta:image-count="0" meta:object-count="0" meta:page-count="2" meta:paragraph-count="19" meta:word-count="965" meta:character-count="5821"/>
  </office:meta>
</office:document-meta>
</file>